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ce style:name="Tahoma1" svg:font-family="Tahoma"/>
    <style:font-face style:name="Times New Roman1" svg:font-family="'Times New Roman'" style:font-family-generic="roman"/>
    <style:font-face style:name="A" svg:font-family="A" style:font-family-generic="swiss"/>
    <style:font-face style:name="Arial1" svg:font-family="Arial" style:font-family-generic="swiss"/>
    <style:font-face style:name="C" svg:font-family="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Standard">
      <style:paragraph-properties fo:text-align="start" style:justify-single-word="false" style:text-autospace="none"/>
      <style:text-properties style:font-name="Times New Roman1" fo:font-size="11pt" style:font-name-asian="Times New Roman1" style:font-size-asian="11pt" style:font-name-complex="Times New Roman1" style:font-size-complex="11pt"/>
    </style:style>
    <style:style style:name="P3" style:family="paragraph" style:parent-style-name="Standard">
      <style:paragraph-properties style:text-autospace="none"/>
      <style:text-properties style:font-name="Times New Roman1" fo:font-size="11pt" style:font-name-asian="Times New Roman1" style:font-size-asian="11pt" style:font-name-complex="Times New Roman1" style:font-size-complex="11pt"/>
    </style:style>
    <style:style style:name="P4" style:family="paragraph" style:parent-style-name="Standard">
      <style:paragraph-properties fo:text-align="start" style:justify-single-word="false" style:text-autospace="none"/>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P5" style:family="paragraph" style:parent-style-name="Standard">
      <style:paragraph-properties fo:text-align="start" style:justify-single-word="false"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style:text-autospace="none"/>
    </style:style>
    <style:style style:name="P7" style:family="paragraph" style:parent-style-name="Standard">
      <style:paragraph-properties fo:text-align="start" style:justify-single-word="false" style:text-autospace="none"/>
      <style:text-properties style:font-name="Arial1" fo:font-size="9pt" style:font-name-asian="Arial1" style:font-size-asian="9pt" style:font-name-complex="Arial1" style:font-size-complex="9pt"/>
    </style:style>
    <style:style style:name="P8"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9" style:family="paragraph" style:parent-style-name="Standard">
      <style:paragraph-properties style:text-autospace="none"/>
      <style:text-properties style:font-name="Times New Roman1" fo:font-size="11pt" style:font-name-asian="Times New Roman1" style:font-size-asian="11pt" style:font-name-complex="Times New Roman1" style:font-size-complex="11pt"/>
    </style:style>
    <style:style style:name="P10" style:family="paragraph" style:parent-style-name="Standard">
      <style:paragraph-properties fo:text-align="start" style:justify-single-word="false" style:text-autospace="none"/>
      <style:text-properties style:font-name="Times New Roman1" fo:font-size="11pt" style:font-name-asian="Times New Roman1" style:font-size-asian="11pt" style:font-name-complex="Times New Roman1" style:font-size-complex="11pt"/>
    </style:style>
    <style:style style:name="P11" style:family="paragraph" style:parent-style-name="Standard">
      <style:paragraph-properties fo:text-align="start" style:justify-single-word="false" style:text-autospace="none"/>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T1" style:family="text">
      <style:text-properties style:font-name="Times New Roman1" fo:font-size="11pt" style:font-name-asian="Times New Roman1" style:font-size-asian="11pt" style:font-name-complex="Times New Roman1" style:font-size-complex="11pt"/>
    </style:style>
    <style:style style:name="T2" style:family="text">
      <style:text-properties style:font-name="Times New Roman1" fo:font-size="11pt" fo:font-style="italic" style:font-name-asian="Times New Roman1" style:font-size-asian="11pt" style:font-style-asian="italic" style:font-name-complex="Times New Roman1" style:font-size-complex="11pt" style:font-style-complex="italic"/>
    </style:style>
    <style:style style:name="T3" style:family="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font-name="Arial1" style:font-name-asian="Arial1" style:font-name-complex="Arial1"/>
    </style:style>
    <style:style style:name="T8" style:family="text">
      <style:text-properties style:font-name="Arial1" fo:font-size="13pt" style:font-name-asian="Arial1" style:font-size-asian="13pt" style:font-name-complex="Arial1" style:font-size-complex="13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style:font-size-asian="9pt" style:font-size-complex="9pt"/>
    </style:style>
    <style:style style:name="T11" style:family="text">
      <style:text-properties style:font-name="Symbol" fo:font-size="11pt" style:font-name-asian="Symbol" style:font-size-asian="11pt" style:font-name-complex="Symbol" style:font-size-complex="11pt"/>
    </style:style>
    <style:style style:name="T12" style:family="text">
      <style:text-properties style:font-name="C" fo:font-size="0pt" style:font-name-asian="C" style:font-size-asian="0pt" style:font-name-complex="C" style:font-size-complex="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nenbaum modern os</text:p>
      <text:p text:style-name="P4">chapter 9 security</text:p>
      <text:p text:style-name="P2"/>
      <text:p text:style-name="P2">Many companies possess valuable information that they guard closely. This</text:p>
      <text:p text:style-name="P2">information can be technical (e.g., a new chip design or software), commercial</text:p>
      <text:p text:style-name="P2">(e.g., studies of the competition or marketing plans), financial (e.g., plans for a</text:p>
      <text:p text:style-name="P2">stock offering), legal (e.g., documents about a potential merger or takeover),</text:p>
      <text:p text:style-name="P2">among many other possibilities. Frequently this information is protected by having</text:p>
      <text:p text:style-name="P2">a uniformed guard at the building entrance who checks to see that all people</text:p>
      <text:p text:style-name="P2">entering the building are wearing a proper badge. In addition, many offices may</text:p>
      <text:p text:style-name="P2">be locked and some file cabinets may be locked as well to ensure that only authorized</text:p>
      <text:p text:style-name="P2">people have access to the information.</text:p>
      <text:p text:style-name="P2">Home computers increasingly have valuable data on them, too. Many people</text:p>
      <text:p text:style-name="P2">keep their financial information, including tax returns and credit card numbers on</text:p>
      <text:p text:style-name="P2">their computer. Love letters have gone digital. And hard disks these days are full</text:p>
      <text:p text:style-name="P2">of important photos, videos, and movies.</text:p>
      <text:p text:style-name="P2">As more and more of this information is stored in computer systems, the need</text:p>
      <text:p text:style-name="P2">to protect it is becoming increasingly important. Guarding this information against</text:p>
      <text:p text:style-name="P2">unauthorized usage is therefore a major concern of all operating systems. Unfortunately,</text:p>
      <text:p text:style-name="P2">it is also becoming increasingly difficult due to the widespread acceptance</text:p>
      <text:p text:style-name="P2">of system bloat (and the accompanying bugs) as being normal.</text:p>
      <text:p text:style-name="P2">phenomenon. In the following sections we will look at a variety of issues concerned</text:p>
      <text:p text:style-name="P2">with security and protection, some of which have analogies to real-world</text:p>
      <text:p text:style-name="P2">protection of information on paper, but some of which are unique to computer</text:p>
      <text:p text:style-name="P3">systems. In this chapter we will examine computer security as it applies to operating systems.</text:p>
      <text:p text:style-name="P2">The issues relating to operating system security have changed radically in the</text:p>
      <text:p text:style-name="P2">past two decades. Up until the early 1990s, few people had a computer at home</text:p>
      <text:p text:style-name="P2">and most computing was done at companies, universities, and other organizations</text:p>
      <text:p text:style-name="P2">on multiuser computers ranging from large mainframes to minicomputers. Nearly</text:p>
      <text:p text:style-name="P2">all of these machines were isolated, not connected to any networks. As a consequence</text:p>
      <text:p text:style-name="P2">security was almost entirely focused on how to keep the users out of each</text:p>
      <text:p text:style-name="P2">others’ hair. If Tracy and Marcia were both registered users of the same computer</text:p>
      <text:p text:style-name="P2">the trick was to make sure that neither one could read or tamper with the other</text:p>
      <text:p text:style-name="P2">one’s files, yet allow them to share those files they wanted shared. Elaborate</text:p>
      <text:p text:style-name="P2">models and mechanisms were developed to make sure no user could get access</text:p>
      <text:p text:style-name="P2">rights he or she was not entitled to.</text:p>
      <text:p text:style-name="P2">Sometimes the models and mechanisms involved classes of users rather than</text:p>
      <text:p text:style-name="P2">just individuals. For example, on a military computer, data had to be markable as</text:p>
      <text:p text:style-name="P2">top secret, secret, confidential, or public and corporals had to be prevented from</text:p>
      <text:p text:style-name="P2">snooping in generals’ directories, no matter who the corporal was and who the</text:p>
      <text:p text:style-name="P2">general was. All these themes were thoroughly investigated, reported on, and</text:p>
      <text:p text:style-name="P2">implemented over a period of decades.</text:p>
      <text:p text:style-name="P2">An unspoken assumption was that once a model was chosen and an implementation</text:p>
      <text:p text:style-name="P2">made, the software was basically correct and would enforce whatever</text:p>
      <text:p text:style-name="P2">the rules were. The models and software were usually pretty simple and that</text:p>
      <text:p text:style-name="P2">assumption usually held. Thus if theoretically Tracy was not permitted to look at a</text:p>
      <text:p text:style-name="P2">certain one of Marcia’s files, in practice, she really could not do it.</text:p>
      <text:p text:style-name="P2">With the rise of the personal computer and the Internet and the demise of the</text:p>
      <text:p text:style-name="P2">shared mainframe and minicomputer, the situation has changed (although not</text:p>
      <text:p text:style-name="P2">entirely since shared servers on corporate LANs are just like shared minicomputers).</text:p>
      <text:p text:style-name="P2">At least for home users, the threat of another user snooping on his or her</text:p>
      <text:p text:style-name="P2">files became nonexistent because there were no other users on that computer.</text:p>
      <text:p text:style-name="P2">Unfortunately, as this threat diminished, another one rose up to take its place</text:p>
      <text:p text:style-name="P2">(the law of conservation of threats?): attacks from the outside. Viruses, worms,</text:p>
      <text:p text:style-name="P2">and other digital pests began to crop up, enter computers over the Internet, and</text:p>
      <text:p text:style-name="P2">wreak all manner of havoc once established. Aiding them in their quest to do</text:p>
      <text:p text:style-name="P2">damage has been the explosive growth of bloated bugware, which has replaced</text:p>
      <text:p text:style-name="P2"><text:soft-page-break/>the lean and mean software of previous years. With operating systems containing</text:p>
      <text:p text:style-name="P2">5 million lines of code in the kernel and 100-MB applications being the rule rather</text:p>
      <text:p text:style-name="P2">than the exception, there are vast numbers of bugs that the digital pests can exploit</text:p>
      <text:p text:style-name="P2">to do things that are not allowed by the rules. Thus we now have a situation in</text:p>
      <text:p text:style-name="P2">which one can formally show that a system is safe yet it can be easily compromised</text:p>
      <text:p text:style-name="P2">because some bug in the code allows a rogue program to do things it is formally</text:p>
      <text:p text:style-name="P2">forbidden from doing.</text:p>
      <text:p text:style-name="P2">To cover all the bases, this chapter has two parts. It starts out looking at</text:p>
      <text:p text:style-name="P2">threats in some detail, to see what we want to protect. Then we have Sec. 9.2</text:p>
      <text:p text:style-name="P3">introducing modern cryptography, which is a basic tool important in the security world. Then comes Sec. 9.3, which is about the formal models of security and</text:p>
      <text:p text:style-name="P2">how people can reason about secure access and protection among users who have</text:p>
      <text:p text:style-name="P2">confidential data but also share data with others.</text:p>
      <text:p text:style-name="P2">So far, so good. Then reality kicks in. The next five major sections are practical</text:p>
      <text:p text:style-name="P2">security problems that occur in daily life. But to close on an optimistic note,</text:p>
      <text:p text:style-name="P2">we end the chapter with sections on defenses against these real-world pests and a</text:p>
      <text:p text:style-name="P2">short discussion of ongoing research on computer security and finally a short summary.</text:p>
      <text:p text:style-name="P2">Also worth noting is that while this is a book on operating systems, operating</text:p>
      <text:p text:style-name="P2">systems security and network security are so intertwined that it is really impossible</text:p>
      <text:p text:style-name="P2">to separate them. For example, viruses come in over the network, but affect</text:p>
      <text:p text:style-name="P2">the operating system. On the whole, we have tended to err on the side of caution</text:p>
      <text:p text:style-name="P2">and included some material that is germane to the subject but not really an operating</text:p>
      <text:p text:style-name="P2">systems issue.</text:p>
      <text:p text:style-name="P4">9.1 THE SECURITY ENVIRONMENT</text:p>
      <text:p text:style-name="P2">Let us start our study of security with some terminology. Some people use the</text:p>
      <text:p text:style-name="P2">terms ‘‘security’’ and ‘‘protection’’ interchangeably. Nevertheless, it is frequently</text:p>
      <text:p text:style-name="P2">useful to make a distinction between the general problems involved in making</text:p>
      <text:p text:style-name="P2">sure that files are not read or modified by unauthorized persons, which include</text:p>
      <text:p text:style-name="P2">technical, administrative, legal, and political issues on the one hand, and the</text:p>
      <text:p text:style-name="P2">specific operating system mechanisms used to provide security, on the other. To</text:p>
      <text:p text:style-name="P1"><text:span text:style-name="T4">avoid confusion, we will use the term </text:span><text:span text:style-name="T5">security </text:span><text:span text:style-name="T4">to refer to the overall problem, and</text:span></text:p>
      <text:p text:style-name="P1"><text:span text:style-name="T4">the term </text:span><text:span text:style-name="T5">protection mechanisms </text:span><text:span text:style-name="T4">to refer to the specific operating system</text:span></text:p>
      <text:p text:style-name="P2">mechanisms used to safeguard information in the computer. The boundary</text:p>
      <text:p text:style-name="P2">between them is not well defined, however. First we will look at security to see</text:p>
      <text:p text:style-name="P2">what the nature of the problem is. Later on in the chapter we will look at the protection</text:p>
      <text:p text:style-name="P2">mechanisms and models available to help achieve security.</text:p>
      <text:p text:style-name="P2">Security has many facets. Three of the more important ones are the nature of</text:p>
      <text:p text:style-name="P2">the threats, the nature of intruders, and accidental data loss. We will now look at</text:p>
      <text:p text:style-name="P2">these in turn.</text:p>
      <text:p text:style-name="P5">9.1.1 Threats</text:p>
      <text:p text:style-name="P2">From a security perspective, computer systems have four general goals, with</text:p>
      <text:p text:style-name="P1"><text:span text:style-name="T4">corresponding threats to them, as listed in Fig. 9-1. The first one, </text:span><text:span text:style-name="T5">data confidentiality</text:span><text:span text:style-name="T4">,</text:span></text:p>
      <text:p text:style-name="P2">is concerned with having secret data remain secret. More specifically, if</text:p>
      <text:p text:style-name="P2">the owner of some data has decided that these data are only to be made available</text:p>
      <text:p text:style-name="P2">to certain people and no others, the system should guarantee that release of the</text:p>
      <text:p text:style-name="P2">data to unauthorized people does not occur. As a bare minimum, the owner</text:p>
      <text:p text:style-name="P3">should be able to specify who can see what, and the system should enforce these specifications.</text:p>
      <text:p text:style-name="P1"><text:span text:style-name="T9">Figure 9-1. </text:span><text:span text:style-name="T10">Security goals and threats.</text:span></text:p>
      <text:p text:style-name="P1"><text:span text:style-name="T4">The second goal, </text:span><text:span text:style-name="T5">data integrity</text:span><text:span text:style-name="T4">, means that unauthorized users should not be</text:span></text:p>
      <text:p text:style-name="P2">able to modify any data without the owner’s permission. Data modification in this</text:p>
      <text:p text:style-name="P2">context includes not only changing the data, but also removing data and adding</text:p>
      <text:p text:style-name="P2">false data as well. If a system cannot guarantee that data deposited in it remain</text:p>
      <text:p text:style-name="P2">unchanged until the owner decides to change them, it is not worth much as an</text:p>
      <text:p text:style-name="P2">information system.</text:p>
      <text:p text:style-name="P1"><text:span text:style-name="T4">The third goal, </text:span><text:span text:style-name="T5">system availability</text:span><text:span text:style-name="T4">, means that nobody can disturb the system</text:span></text:p>
      <text:p text:style-name="P1"><text:span text:style-name="T4">to make it unusable. Such </text:span><text:span text:style-name="T5">denial of service </text:span><text:span text:style-name="T4">attacks are increasingly common. For</text:span></text:p>
      <text:p text:style-name="P2">example, if a computer is an Internet server, sending a flood of requests to it may</text:p>
      <text:p text:style-name="P2"><text:soft-page-break/>cripple it by eating up all of its CPU time just examining and discarding incoming</text:p>
      <text:p text:style-name="P1"><text:span text:style-name="T4">requests. If it takes, say, 100 </text:span><text:span text:style-name="T11">m</text:span><text:span text:style-name="T4">sec to process an incoming request to read a Web</text:span></text:p>
      <text:p text:style-name="P2">page, then anyone who manages to send 10,000 requests/sec can wipe it out. Reasonable</text:p>
      <text:p text:style-name="P2">models and technology for dealing with attacks on confidentiality and</text:p>
      <text:p text:style-name="P2">integrity are available; foiling these denial-of-services attacks is much harder.</text:p>
      <text:p text:style-name="P2">Finally, a new threat has arisen in recent years. Outsiders can sometimes take</text:p>
      <text:p text:style-name="P2">command of people’s home computers (using viruses and other means) and turn</text:p>
      <text:p text:style-name="P1"><text:span text:style-name="T4">them into </text:span><text:span text:style-name="T5">zombies</text:span><text:span text:style-name="T4">, willing to do the outsider’s bidding at a moment’s notice.</text:span></text:p>
      <text:p text:style-name="P2">Often zombies are used to send spam so that the mastermind behind the spam</text:p>
      <text:p text:style-name="P2">attack cannot be traced.</text:p>
      <text:p text:style-name="P2">In a certain sense, another threat also exists, but it is more of a threat to</text:p>
      <text:p text:style-name="P2">society than to an individual users. There are folks out there who bear a grudge</text:p>
      <text:p text:style-name="P2">against some particular country or (ethnic) group or who are just angry at the</text:p>
      <text:p text:style-name="P2">world in general and who want to destroy as much infrastructure as they can</text:p>
      <text:p text:style-name="P2">without too much regard to the nature of the damage or who the specific victims</text:p>
      <text:p text:style-name="P2">are. Usually such people feel that attacking their enemies computers is a good</text:p>
      <text:p text:style-name="P2">thing, but the attacks themselves may not be well focused.</text:p>
      <text:p text:style-name="P1"><text:span text:style-name="T4">Another aspect of the security problem is </text:span><text:span text:style-name="T5">privacy</text:span><text:span text:style-name="T4">: protecting individuals from</text:span></text:p>
      <text:p text:style-name="P2">misuse of information about them. This quickly gets into many legal and moral</text:p>
      <text:p text:style-name="P1"><text:span text:style-name="T4">issues. Should the government compile dossiers on everyone in order to catch </text:span><text:span text:style-name="T6">X</text:span><text:span text:style-name="T4">cheaters,</text:span></text:p>
      <text:p text:style-name="P1"><text:span text:style-name="T4">where </text:span><text:span text:style-name="T6">X </text:span><text:span text:style-name="T4">is ‘‘welfare’’ or ‘‘tax,’’ depending on your politics? Should the</text:span></text:p>
      <text:p text:style-name="P2">police be able to look up anything on anyone in order to stop organized crime?</text:p>
      <text:p text:style-name="P3">Do employers and insurance companies have rights? What happens when these rights conflict with individual rights? All of these issues are extremely important</text:p>
      <text:p text:style-name="P2">but are beyond the scope of this book.</text:p>
      <text:p text:style-name="P5">9.1.2 Intruders</text:p>
      <text:p text:style-name="P2">Most people are pretty nice and obey the law, so why worry about security?</text:p>
      <text:p text:style-name="P2">Because there are unfortunately a few people around who are not so nice and want</text:p>
      <text:p text:style-name="P2">to cause trouble (possibly for their own commercial gain). In the security literature,</text:p>
      <text:p text:style-name="P2">people who are nosing around places where they have no business being are</text:p>
      <text:p text:style-name="P1"><text:span text:style-name="T4">called </text:span><text:span text:style-name="T5">intruders </text:span><text:span text:style-name="T4">or sometimes </text:span><text:span text:style-name="T5">adversaries</text:span><text:span text:style-name="T4">. Intruders act in two different ways.</text:span></text:p>
      <text:p text:style-name="P2">Passive intruders just want to read files they are not authorized to read. Active</text:p>
      <text:p text:style-name="P2">intruders are more malicious; they want to make unauthorized changes to data.</text:p>
      <text:p text:style-name="P2">When designing a system to be secure against intruders, it is important to keep in</text:p>
      <text:p text:style-name="P2">mind the kind of intruder one is trying to protect against. Some common</text:p>
      <text:p text:style-name="P2">categories are</text:p>
      <text:p text:style-name="P2">1. Casual prying by nontechnical users. Many people have personal</text:p>
      <text:p text:style-name="P2">computers on their desks that are connected to a shared file server,</text:p>
      <text:p text:style-name="P2">and human nature being what it is, some of them will read other</text:p>
      <text:p text:style-name="P2">people’s electronic mail and other files if no barriers are placed in</text:p>
      <text:p text:style-name="P1"><text:span text:style-name="T4">the way. Most </text:span>UNIX <text:span text:style-name="T4">systems, for example, have the default that all</text:span></text:p>
      <text:p text:style-name="P2">newly created files are publicly readable.</text:p>
      <text:p text:style-name="P2">2. Snooping by insiders. Students, system programmers, operators, and</text:p>
      <text:p text:style-name="P2">other technical personnel often consider it to be a personal challenge</text:p>
      <text:p text:style-name="P2">to break the security of the local computer system. They often are</text:p>
      <text:p text:style-name="P2">highly skilled and are willing to devote a substantial amount of time</text:p>
      <text:p text:style-name="P2">to the effort.</text:p>
      <text:p text:style-name="P2">3. Determined attempts to make money. Some bank programmers have</text:p>
      <text:p text:style-name="P2">attempted to steal from the bank they were working for. Schemes</text:p>
      <text:p text:style-name="P2">have varied from changing the software to truncate rather than round</text:p>
      <text:p text:style-name="P2">interest, keeping the fraction of a cent for themselves, to siphoning</text:p>
      <text:p text:style-name="P2">off accounts not used in years, to blackmail (‘‘Pay me or I will destroy</text:p>
      <text:p text:style-name="P2">all the bank’s records.’’).</text:p>
      <text:p text:style-name="P2">4. Commercial or military espionage. Espionage refers to a serious and</text:p>
      <text:p text:style-name="P2">well-funded attempt by a competitor or a foreign country to steal</text:p>
      <text:p text:style-name="P2">programs, trade secrets, patentable ideas, technology, circuit designs,</text:p>
      <text:p text:style-name="P2">business plans, and so forth. Often this attempt will involve wiretapping</text:p>
      <text:p text:style-name="P2"><text:soft-page-break/>or even erecting antennas directed at the computer to pick up its</text:p>
      <text:p text:style-name="P2">electromagnetic radiation.</text:p>
      <text:p text:style-name="P2">It should be clear that trying to keep a hostile foreign government from stealing</text:p>
      <text:p text:style-name="P3">military secrets is quite a different matter from trying to keep students from inserting a funny message-of-the-day into the system. The amount of effort</text:p>
      <text:p text:style-name="P2">needed for security and protection clearly depends on who the enemy is thought to</text:p>
      <text:p text:style-name="P2">be.</text:p>
      <text:p text:style-name="P2">Another category of security pest that has manifested itself in recent years is</text:p>
      <text:p text:style-name="P2">the virus, which will be discussed at length later in this chapter. Basically a virus</text:p>
      <text:p text:style-name="P2">is a piece of code that replicates itself and (usually) does some damage. In a</text:p>
      <text:p text:style-name="P2">sense, the writer of a virus is also an intruder, often with high technical skills. The</text:p>
      <text:p text:style-name="P2">difference between a conventional intruder and a virus is that the former refers to</text:p>
      <text:p text:style-name="P2">a person who is personally trying to break into a system to cause damage whereas</text:p>
      <text:p text:style-name="P2">the latter is a program written by such a person and then released into the world</text:p>
      <text:p text:style-name="P2">hoping it causes damage. Intruders try to break into specific systems (e.g., one</text:p>
      <text:p text:style-name="P2">belonging to some bank or the Pentagon) to steal or destroy particular data,</text:p>
      <text:p text:style-name="P2">whereas a virus writer usually wants to cause damage in general and does not care</text:p>
      <text:p text:style-name="P2">to whom.</text:p>
      <text:p text:style-name="P5">9.1.3 Accidental Data Loss</text:p>
      <text:p text:style-name="P2">In addition to threats caused by malicious intruders, valuable data can be lost</text:p>
      <text:p text:style-name="P2">by accident. Some of the common causes of accidental data loss are</text:p>
      <text:p text:style-name="P2">1. Acts of God: fires, floods, earthquakes, wars, riots, or rats gnawing</text:p>
      <text:p text:style-name="P2">backup tapes.</text:p>
      <text:p text:style-name="P2">2. Hardware or software errors: CPU malfunctions, unreadable disks or</text:p>
      <text:p text:style-name="P2">tapes, telecommunication errors, program bugs.</text:p>
      <text:p text:style-name="P2">3. Human errors: incorrect data entry, wrong tape or disk mounted,</text:p>
      <text:p text:style-name="P2">wrong program run, lost disk or tape, or some other mistake.</text:p>
      <text:p text:style-name="P2">Most of these can be dealt with by maintaining adequate backups, preferably far</text:p>
      <text:p text:style-name="P2">away from the original data. While protecting data against accidental loss may</text:p>
      <text:p text:style-name="P2">seem mundane compared to protecting against clever intruders, in practice, probably</text:p>
      <text:p text:style-name="P2">more damage is caused by the former than the latter.</text:p>
      <text:p text:style-name="P2"/>
      <text:p text:style-name="P4">9.3 PROTECTION MECHANISMS</text:p>
      <text:p text:style-name="P2">Security is easier to achieve if there is a clear model of what is to be protected</text:p>
      <text:p text:style-name="P2">and who is allowed to do what. Quite a bit of work has been done in this area, so</text:p>
      <text:p text:style-name="P2">we can only scratch the surface. We will focus on a few general models and the</text:p>
      <text:p text:style-name="P2">mechanisms for enforcing them.</text:p>
      <text:p text:style-name="P5">9.3.1 Protection Domains</text:p>
      <text:p text:style-name="P2">A computer system contains many ‘‘objects’’ that need to be protected. These</text:p>
      <text:p text:style-name="P2">objects can be hardware (e.g., CPUs, memory segments, disk drives, or printers),</text:p>
      <text:p text:style-name="P2">or they can be software (e.g., processes, files, databases, or semaphores).</text:p>
      <text:p text:style-name="P2">Each object has a unique name by which it is referenced, and a finite set of</text:p>
      <text:p text:style-name="P1"><text:span text:style-name="T4">operations that processes are allowed to carry out on it. The </text:span><text:span text:style-name="T7">read </text:span><text:span text:style-name="T4">and </text:span><text:span text:style-name="T7">write </text:span><text:span text:style-name="T4">operations</text:span></text:p>
      <text:p text:style-name="P1"><text:span text:style-name="T4">are appropriate to a file; </text:span><text:span text:style-name="T7">up </text:span><text:span text:style-name="T4">and </text:span><text:span text:style-name="T7">down </text:span><text:span text:style-name="T4">make sense on a semaphore.</text:span></text:p>
      <text:p text:style-name="P2">It is obvious that a way is needed to prohibit processes from accessing objects</text:p>
      <text:p text:style-name="P2">that they are not authorized to access. Furthermore, this mechanism must also</text:p>
      <text:p text:style-name="P6"><text:span text:style-name="T1">make it possible to restrict processes to a subset of the legal operations when that is needed. For example, process </text:span><text:span text:style-name="T2">A </text:span><text:span text:style-name="T1">may be entitled to read, but not write, file </text:span><text:span text:style-name="T2">F</text:span><text:span text:style-name="T1">.</text:span></text:p>
      <text:p text:style-name="P2">In order to discuss different protection mechanisms, it is useful to introduce</text:p>
      <text:p text:style-name="P1"><text:span text:style-name="T4">the concept of a domain. A </text:span><text:span text:style-name="T5">domain </text:span><text:span text:style-name="T4">is a set of (object, rights) pairs. Each pair</text:span></text:p>
      <text:p text:style-name="P2">specifies an object and some subset of the operations that can be performed on it.</text:p>
      <text:p text:style-name="P1"><text:span text:style-name="T4">A </text:span><text:span text:style-name="T5">right </text:span><text:span text:style-name="T4">in this context means permission to perform one of the operations. Often</text:span></text:p>
      <text:p text:style-name="P2">a domain corresponds to a single user, telling what the user can do and not do, but</text:p>
      <text:p text:style-name="P2">a domain can also be more general than just one user. For example, all the</text:p>
      <text:p text:style-name="P2">members of a programming team working on some project might all belong to the</text:p>
      <text:p text:style-name="P2">same domain so they could all access the project files.</text:p>
      <text:p text:style-name="P2">How objects are allocated to domains depends on the specifics of who needs</text:p>
      <text:p text:style-name="P1"><text:soft-page-break/><text:span text:style-name="T4">to know what. One basic concept, however, is the </text:span><text:span text:style-name="T5">POLA </text:span><text:span text:style-name="T4">(</text:span><text:span text:style-name="T5">Principle of Least</text:span></text:p>
      <text:p text:style-name="P1"><text:span text:style-name="T5">Authority</text:span><text:span text:style-name="T4">) or need to know. In general, security works best when each domain</text:span></text:p>
      <text:p text:style-name="P2">has the minimum objects and privileges to do its work—and no more.</text:p>
      <text:p text:style-name="P2">Figure 9-4 shows three domains, showing the objects in each domain and the</text:p>
      <text:p text:style-name="P1"><text:span text:style-name="T4">rights [Read, Write, eXecute] available on each object. Note that </text:span><text:span text:style-name="T6">Printer1 </text:span><text:span text:style-name="T4">is in</text:span></text:p>
      <text:p text:style-name="P1"><text:span text:style-name="T4">two domains at the same time, with the same rights in each. </text:span><text:span text:style-name="T6">File1 </text:span><text:span text:style-name="T4">is also in two</text:span></text:p>
      <text:p text:style-name="P3">domains, with different rights in each one. At every instant of time, each process runs in some protection domain. In other words, there is some collection of objects it can access, and for each object</text:p>
      <text:p text:style-name="P2">it has some set of rights. Processes can also switch from domain to domain during</text:p>
      <text:p text:style-name="P2">execution. The rules for domain switching are highly system dependent.</text:p>
      <text:p text:style-name="P1"><text:span text:style-name="T4">To make the idea of a protection domain more concrete, let us look at </text:span>UNIX</text:p>
      <text:p text:style-name="P1"><text:span text:style-name="T4">(including Linux, FreeBSD, and friends). In </text:span>UNIX<text:span text:style-name="T4">, the domain of a process is</text:span></text:p>
      <text:p text:style-name="P2">defined by its UID and GID. When a user logs in, his shell gets the UID and GID</text:p>
      <text:p text:style-name="P2">contained in his entry in the password file and these are inherited by all its children.</text:p>
      <text:p text:style-name="P2">Given any (UID, GID) combination, it is possible to make a complete list of</text:p>
      <text:p text:style-name="P2">all objects (files, including I/O devices represented by special files, etc.) that can</text:p>
      <text:p text:style-name="P2">be accessed, and whether they can be accessed for reading, writing, or executing.</text:p>
      <text:p text:style-name="P2">Two processes with the same (UID, GID) combination will have access to exactly</text:p>
      <text:p text:style-name="P2">the same set of objects. Processes with different (UID, GID) values will have</text:p>
      <text:p text:style-name="P2">access to a different set of files, although there may be considerable overlap.</text:p>
      <text:p text:style-name="P1"><text:span text:style-name="T4">Furthermore, each process in </text:span>UNIX <text:span text:style-name="T4">has two halves: the user part and the kernel</text:span></text:p>
      <text:p text:style-name="P3">part. When the process does a system call, it switches from the user part to the</text:p>
      <text:p text:style-name="P3">kernel part. The kernel part has access to a different set of objects from the user</text:p>
      <text:p text:style-name="P2">part. For example, the kernel can access all the pages in physical memory, the</text:p>
      <text:p text:style-name="P2">entire disk, and all the other protected resources. Thus, a system call causes a</text:p>
      <text:p text:style-name="P2">domain switch.</text:p>
      <text:p text:style-name="P1"><text:span text:style-name="T4">When a process does an </text:span><text:span text:style-name="T7">exec </text:span><text:span text:style-name="T4">on a file with the SETUID or SETGID bit on, it</text:span></text:p>
      <text:p text:style-name="P2">acquires a new effective UID or GID. With a different (UID, GID) combination,</text:p>
      <text:p text:style-name="P2">it has a different set of files and operations available. Running a program with</text:p>
      <text:p text:style-name="P2">SETUID or SETGID is also a domain switch, since the rights available change.</text:p>
      <text:p text:style-name="P2">An important question is how the system keeps track of which object belongs</text:p>
      <text:p text:style-name="P2">to which domain. Conceptually, at least, one can envision a large matrix, with the</text:p>
      <text:p text:style-name="P2">rows being domains and the columns being objects. Each box lists the rights, if</text:p>
      <text:p text:style-name="P2">any, that the domain contains for the object. The matrix for Fig. 9-4 is shown in</text:p>
      <text:p text:style-name="P2">Fig. 9-5. Given this matrix and the current domain number, the system can tell if</text:p>
      <text:p text:style-name="P3">an access to a given object in a particular way from a specified domain is allowed.</text:p>
      <text:p text:style-name="P3">Domain switching itself can be easily included in the matrix model by realizing</text:p>
      <text:p text:style-name="P1"><text:span text:style-name="T4">that a domain is itself an object, with the operation </text:span><text:span text:style-name="T7">enter</text:span><text:span text:style-name="T4">. Figure 9-6 shows</text:span></text:p>
      <text:p text:style-name="P2">the matrix of Fig. 9-5 again, only now with the three domains as objects themselves.</text:p>
      <text:p text:style-name="P2">Processes in domain 1 can switch to domain 2, but once there, they cannot</text:p>
      <text:p text:style-name="P1"><text:span text:style-name="T4">go back. This situation models executing a SETUID program in </text:span>UNIX<text:span text:style-name="T4">. No other</text:span></text:p>
      <text:p text:style-name="P2">domain switches are permitted in this example.</text:p>
      <text:p text:style-name="P5">9.3.2 Access Control Lists</text:p>
      <text:p text:style-name="P2">In practice, actually storing the matrix of Fig. 9-6 is rarely done because it is</text:p>
      <text:p text:style-name="P2">large and sparse. Most domains have no access at all to most objects, so storing a</text:p>
      <text:p text:style-name="P2">very large, mostly empty, matrix is a waste of disk space. Two methods that are</text:p>
      <text:p text:style-name="P2">practical, however, are storing the matrix by rows or by columns, and then storing</text:p>
      <text:p text:style-name="P2">only the nonempty elements. The two approaches are surprisingly different. In</text:p>
      <text:p text:style-name="P2">this section we will look at storing it by column; in the next one we will study</text:p>
      <text:p text:style-name="P3">storing it by row.</text:p>
      <text:p text:style-name="P3">The first technique consists of associating with each object an (ordered) list</text:p>
      <text:p text:style-name="P2">containing all the domains that may access the object, and how. This list is called</text:p>
      <text:p text:style-name="P1"><text:span text:style-name="T4">the </text:span><text:span text:style-name="T5">Access Control List </text:span><text:span text:style-name="T4">or </text:span><text:span text:style-name="T5">ACL </text:span><text:span text:style-name="T4">and is illustrated in Fig. 9-7. Here we see three</text:span></text:p>
      <text:p text:style-name="P1"><text:span text:style-name="T4">processes, each belonging to a different domain. </text:span><text:span text:style-name="T6">A</text:span><text:span text:style-name="T4">, </text:span><text:span text:style-name="T6">B</text:span><text:span text:style-name="T4">, and </text:span><text:span text:style-name="T6">C</text:span><text:span text:style-name="T4">, and three files </text:span><text:span text:style-name="T6">F1</text:span><text:span text:style-name="T4">,</text:span></text:p>
      <text:p text:style-name="P1"><text:span text:style-name="T6">F2</text:span><text:span text:style-name="T4">, and </text:span><text:span text:style-name="T6">F3</text:span><text:span text:style-name="T4">. For simplicity, we will assume that each domain corresponds to</text:span></text:p>
      <text:p text:style-name="P1"><text:span text:style-name="T4">exactly one user, in this case, users </text:span><text:span text:style-name="T6">A</text:span><text:span text:style-name="T4">, </text:span><text:span text:style-name="T6">B</text:span><text:span text:style-name="T4">, and </text:span><text:span text:style-name="T6">C</text:span><text:span text:style-name="T4">. Often in the security literature,</text:span></text:p>
      <text:p text:style-name="P1"><text:span text:style-name="T4">the users are called </text:span><text:span text:style-name="T5">subjects </text:span><text:span text:style-name="T4">or </text:span><text:span text:style-name="T5">principals</text:span><text:span text:style-name="T4">, to contrast them with the things owned,</text:span></text:p>
      <text:p text:style-name="P6"><text:soft-page-break/><text:span text:style-name="T1">the </text:span><text:span text:style-name="T3">objects</text:span><text:span text:style-name="T1">, such as files. Each file has an ACL associated with it. File </text:span><text:span text:style-name="T2">F1 </text:span><text:span text:style-name="T1">has two entries in its ACL</text:span></text:p>
      <text:p text:style-name="P1"><text:span text:style-name="T4">(separated by a semicolon). The first entry says that any process owned by user </text:span><text:span text:style-name="T6">A</text:span></text:p>
      <text:p text:style-name="P2">may read and write the file. The second entry says that any process owned by user</text:p>
      <text:p text:style-name="P1"><text:span text:style-name="T6">B </text:span><text:span text:style-name="T4">may read the file. All other accesses by these users and all accesses by other</text:span></text:p>
      <text:p text:style-name="P2">users are forbidden. Note that the rights are granted by user, not by process. As</text:p>
      <text:p text:style-name="P1"><text:span text:style-name="T4">far as the protection system goes, any process owned by user </text:span><text:span text:style-name="T6">A </text:span><text:span text:style-name="T4">can read and write</text:span></text:p>
      <text:p text:style-name="P1"><text:span text:style-name="T4">file </text:span><text:span text:style-name="T6">F1</text:span><text:span text:style-name="T4">. It does not matter if there is one such process or 100 of them. It is the</text:span></text:p>
      <text:p text:style-name="P6"><text:span text:style-name="T1">owner, not the process ID, that matters. File </text:span><text:span text:style-name="T2">F2 </text:span><text:span text:style-name="T1">has three entries in its ACL: </text:span><text:span text:style-name="T2">A</text:span><text:span text:style-name="T1">, </text:span><text:span text:style-name="T2">B</text:span><text:span text:style-name="T1">, and </text:span><text:span text:style-name="T2">C </text:span><text:span text:style-name="T1">can all read the file, and in</text:span></text:p>
      <text:p text:style-name="P1"><text:span text:style-name="T4">addition </text:span><text:span text:style-name="T6">B </text:span><text:span text:style-name="T4">can also write it. No other accesses are allowed. File </text:span><text:span text:style-name="T6">F3 </text:span><text:span text:style-name="T4">is apparently</text:span></text:p>
      <text:p text:style-name="P1"><text:span text:style-name="T4">an executable program, since </text:span><text:span text:style-name="T6">B </text:span><text:span text:style-name="T4">and </text:span><text:span text:style-name="T6">C </text:span><text:span text:style-name="T4">can both read and execute it. </text:span><text:span text:style-name="T6">B </text:span><text:span text:style-name="T4">can also</text:span></text:p>
      <text:p text:style-name="P2">write it.</text:p>
      <text:p text:style-name="P2">This example illustrates the most basic form of protection with ACLs. More</text:p>
      <text:p text:style-name="P2">sophisticated systems are often used in practice. To start with, we have only</text:p>
      <text:p text:style-name="P2">shown three rights so far: read, write, and execute. There may be additional rights</text:p>
      <text:p text:style-name="P2">as well. Some of these may be generic, that is, apply to all objects, and some may</text:p>
      <text:p text:style-name="P1"><text:span text:style-name="T4">be object specific. Examples of generic rights are </text:span><text:span text:style-name="T7">destroy object </text:span><text:span text:style-name="T4">and </text:span><text:span text:style-name="T7">copy object</text:span><text:span text:style-name="T4">.</text:span></text:p>
      <text:p text:style-name="P2">These could hold for any object, no matter what type it is. Object-specific rights</text:p>
      <text:p text:style-name="P1"><text:span text:style-name="T4">might include </text:span><text:span text:style-name="T7">append message </text:span><text:span text:style-name="T4">for a mailbox object and </text:span><text:span text:style-name="T7">sort alphabetically </text:span><text:span text:style-name="T4">for a</text:span></text:p>
      <text:p text:style-name="P2">directory object.</text:p>
      <text:p text:style-name="P2">So far, our ACL entries have been for individual users. Many systems support</text:p>
      <text:p text:style-name="P1"><text:span text:style-name="T4">the concept of a </text:span><text:span text:style-name="T5">group </text:span><text:span text:style-name="T4">of users. Groups have names and can be included in</text:span></text:p>
      <text:p text:style-name="P2">ACLs. Two variations on the semantics of groups are possible. In some systems,</text:p>
      <text:p text:style-name="P2">each process has a user ID (UID) and group ID (GID). In such systems, an ACL</text:p>
      <text:p text:style-name="P2">entry contains entries of the form</text:p>
      <text:p text:style-name="P7">UID1, GID1: rights1; UID2, GID2: rights2; ...</text:p>
      <text:p text:style-name="P2">Under these conditions, when a request is made to access an object, a check is</text:p>
      <text:p text:style-name="P2">made using the caller’s UID and GID. If they are present in the ACL, the rights</text:p>
      <text:p text:style-name="P2">listed are available. If the (UID, GID) combination is not in the list, the access is</text:p>
      <text:p text:style-name="P2">not permitted.</text:p>
      <text:p text:style-name="P1"><text:span text:style-name="T4">Using groups this way effectively introduces the concept of a </text:span><text:span text:style-name="T5">role</text:span><text:span text:style-name="T4">. Consider</text:span></text:p>
      <text:p text:style-name="P2">a computer installation in which Tana is system administrator, and thus in the</text:p>
      <text:p text:style-name="P1"><text:span text:style-name="T4">group </text:span><text:span text:style-name="T6">sysadm</text:span><text:span text:style-name="T4">. However, suppose that the company also has some clubs for employees</text:span></text:p>
      <text:p text:style-name="P2">and Tana is a member of the pigeon fanciers club. Club members belong</text:p>
      <text:p text:style-name="P1"><text:span text:style-name="T4">to the group </text:span><text:span text:style-name="T6">pigfan </text:span><text:span text:style-name="T4">and have access to the company’s computers for managing</text:span></text:p>
      <text:p text:style-name="P3">their pigeon database. A portion of the ACL might be as shown in Fig. 9-8. </text:p>
      <text:p text:style-name="P3">If Tana tries to access one of these files, the result depends on which group</text:p>
      <text:p text:style-name="P2">she is currently logged in as. When she logs in, the system may ask her to choose</text:p>
      <text:p text:style-name="P2">which of her groups she is currently using, or there might even be different login</text:p>
      <text:p text:style-name="P2">names and/or passwords to keep them separate. The point of this scheme is to</text:p>
      <text:p text:style-name="P2">prevent Tana from accessing the password file when she currently has her pigeon</text:p>
      <text:p text:style-name="P2">fancier’s hat on. She can only do that when logged in as the system administrator.</text:p>
      <text:p text:style-name="P3">In some cases, a user may have access to certain files independent of which group she is currently logged in as. That case can be handled by introducing the</text:p>
      <text:p text:style-name="P1"><text:span text:style-name="T4">concept of a </text:span><text:span text:style-name="T5">wildcard</text:span><text:span text:style-name="T4">, which mean everyone. For example, the entry</text:span></text:p>
      <text:p text:style-name="P1"><text:span text:style-name="T7">tana, </text:span><text:span text:style-name="T8">*</text:span><text:span text:style-name="T7">: RW</text:span></text:p>
      <text:p text:style-name="P2">for the password file would give Tana access no matter which group she was</text:p>
      <text:p text:style-name="P2">currently in as.</text:p>
      <text:p text:style-name="P2">Yet another possibility is that if a user belongs to any of the groups that have</text:p>
      <text:p text:style-name="P2">certain access rights, the access is permitted. In this case, a user belonging to</text:p>
      <text:p text:style-name="P2">multiple groups does not have to specify which group to use at login time. All of</text:p>
      <text:p text:style-name="P2">them count all of the time. A disadvantage of this approach is that it provides less</text:p>
      <text:p text:style-name="P2">encapsulation: Tana can edit the password file during a pigeon club meeting.</text:p>
      <text:p text:style-name="P2">The use of groups and wildcards introduces the possibility of selectively</text:p>
      <text:p text:style-name="P2">blocking a specific user from accessing a file. For example, the entry</text:p>
      <text:p text:style-name="P1"><text:span text:style-name="T7">virgil, </text:span><text:span text:style-name="T8">*</text:span><text:span text:style-name="T7">: (none); </text:span><text:span text:style-name="T8">*</text:span><text:span text:style-name="T7">, </text:span><text:span text:style-name="T8">*</text:span><text:span text:style-name="T7">: RW</text:span></text:p>
      <text:p text:style-name="P2">gives the entire world except for Virgil read and write access to the file. This</text:p>
      <text:p text:style-name="P2"><text:soft-page-break/>works because the entries are scanned in order, and the first one that applies is</text:p>
      <text:p text:style-name="P2">taken; subsequent entries are not even examined. A match is found for Virgil on</text:p>
      <text:p text:style-name="P2">the first entry and the access rights, in this case, (none) are found and applied. The</text:p>
      <text:p text:style-name="P2">search is terminated at that point. The fact that the rest of the world has access is</text:p>
      <text:p text:style-name="P2">never even seen.</text:p>
      <text:p text:style-name="P2">The other way of dealing with groups is not to have ACL entries consist of</text:p>
      <text:p text:style-name="P2">(UID, GID) pairs, but to have each entry be a UID or a GID. For example, an</text:p>
      <text:p text:style-name="P1"><text:span text:style-name="T4">entry for the file </text:span><text:span text:style-name="T6">pigeon</text:span><text:span text:style-name="T12">􀀀 </text:span><text:span text:style-name="T6">data </text:span><text:span text:style-name="T4">could be</text:span></text:p>
      <text:p text:style-name="P8">debbie: RW; phil: RW; pigfan: RW</text:p>
      <text:p text:style-name="P1"><text:span text:style-name="T4">meaning that Debbie and Phil, and all members of the </text:span><text:span text:style-name="T6">pigfan </text:span><text:span text:style-name="T4">group have read and</text:span></text:p>
      <text:p text:style-name="P2">write access to the file.</text:p>
      <text:p text:style-name="P2">It sometimes occurs that a user or a group has certain permissions with respect</text:p>
      <text:p text:style-name="P2">to a file that the file owner later wishes to revoke. With access control lists, it is</text:p>
      <text:p text:style-name="P2">relatively straightforward to revoke a previously granted access. All that has to be</text:p>
      <text:p text:style-name="P2">done is edit the ACL to make the change. However, if the ACL is checked only</text:p>
      <text:p text:style-name="P2">when a file is opened, most likely the change will only take effect on future calls</text:p>
      <text:p text:style-name="P1"><text:span text:style-name="T4">to </text:span><text:span text:style-name="T7">open</text:span><text:span text:style-name="T4">. Any file that is already open will continue to have the rights it had when</text:span></text:p>
      <text:p text:style-name="P3">it was opened, even if the user is no longer authorized to access the file a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Tahoma1" svg:font-family="Tahoma"/>
    <style:font-face style:name="Times New Roman1" svg:font-family="'Times New Roman'" style:font-family-generic="roman"/>
    <style:font-face style:name="A" svg:font-family="A" style:font-family-generic="swiss"/>
    <style:font-face style:name="Arial1" svg:font-family="Arial" style:font-family-generic="swiss"/>
    <style:font-face style:name="C" svg:font-family="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9M42S</meta:editing-duration>
    <meta:editing-cycles>4</meta:editing-cycles>
    <meta:generator>OpenOffice.org/3.1$Win32 OpenOffice.org_project/310m11$Build-9399</meta:generator>
    <dc:date>2009-07-13T09:32:32.07</dc:date>
    <dc:creator>Steffen Kersten</dc:creator>
    <meta:document-statistic meta:table-count="0" meta:image-count="0" meta:object-count="0" meta:page-count="7" meta:paragraph-count="351" meta:word-count="4444" meta:character-count="25402"/>
    <meta:user-defined meta:name="Info 1"/>
    <meta:user-defined meta:name="Info 2"/>
    <meta:user-defined meta:name="Info 3"/>
    <meta:user-defined meta:name="Info 4"/>
  </office:meta>
</office:document-meta>
</file>